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First</text:p>
        </text:list-item>
      </text:list>
      <text:list text:style-name="LFO2" text:continue-numbering="true">
        <text:list-item>
          <text:p text:style-name="P2">Bullet</text:p>
        </text:list-item>
      </text:list>
      <text:list text:style-name="LFO1" text:continue-numbering="true">
        <text:list-item>
          <text:p text:style-name="P3">Secon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los Vajna</meta:initial-creator>
    <dc:creator>Miklos Vajna</dc:creator>
    <meta:creation-date>2022-02-24T12:35:00Z</meta:creation-date>
    <dc:date>2022-02-24T12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9" meta:row-count="1" meta:non-whitespace-character-count="18"/>
  </office:meta>
</office:document-meta>
</file>